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Monaco" svg:font-family="Monaco"/>
    <style:font-face style:name="Liberation Serif" svg:font-family="'Liberation Serif'" style:font-family-generic="roman" style:font-pitch="variable"/>
    <style:font-face style:name="Monaco1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7.5882in" style:rel-width="75%" table:align="left"/>
    </style:style>
    <style:style style:name="Table4.A" style:family="table-column">
      <style:table-column-properties style:column-width="3.7938in" style:rel-column-width="10648*"/>
    </style:style>
    <style:style style:name="Table4.B" style:family="table-column">
      <style:table-column-properties style:column-width="3.7944in" style:rel-column-width="10649*"/>
    </style:style>
    <style:style style:name="Table4.A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fff00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5.059in" style:rel-column-width="32767*"/>
    </style:style>
    <style:style style:name="Table1.B" style:family="table-column">
      <style:table-column-properties style:column-width="5.059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a65a"/>
    </style:style>
    <style:style style:name="P2" style:family="paragraph" style:parent-style-name="Standard">
      <style:paragraph-properties fo:margin-left="0.5in" fo:margin-right="0in" fo:text-indent="0in" style:auto-text-indent="false"/>
      <style:text-properties officeooo:paragraph-rsid="000da65a"/>
    </style:style>
    <style:style style:name="P3" style:family="paragraph" style:parent-style-name="Text_20_body">
      <style:text-properties officeooo:rsid="002ad01e" officeooo:paragraph-rsid="002ad01e"/>
    </style:style>
    <style:style style:name="P4" style:family="paragraph" style:parent-style-name="Text_20_body">
      <style:text-properties officeooo:rsid="002ad01e" officeooo:paragraph-rsid="002fdec8"/>
    </style:style>
    <style:style style:name="P5" style:family="paragraph" style:parent-style-name="Text_20_body">
      <style:text-properties officeooo:rsid="002cba83" officeooo:paragraph-rsid="002cba83"/>
    </style:style>
    <style:style style:name="P6" style:family="paragraph" style:parent-style-name="Text_20_body">
      <style:text-properties officeooo:rsid="002dea3e" officeooo:paragraph-rsid="002dea3e"/>
    </style:style>
    <style:style style:name="P7" style:family="paragraph" style:parent-style-name="Text_20_body">
      <style:text-properties officeooo:rsid="002fdec8" officeooo:paragraph-rsid="002fdec8"/>
    </style:style>
    <style:style style:name="P8" style:family="paragraph" style:parent-style-name="Text_20_body">
      <style:text-properties style:text-underline-style="solid" style:text-underline-width="auto" style:text-underline-color="font-color" officeooo:rsid="002dea3e" officeooo:paragraph-rsid="002dea3e"/>
    </style:style>
    <style:style style:name="P9" style:family="paragraph" style:parent-style-name="Text_20_body">
      <style:text-properties officeooo:rsid="003674bd" officeooo:paragraph-rsid="003674bd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alibri" fo:font-size="11pt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alibri" fo:font-size="11pt" officeooo:rsid="0006ed22" officeooo:paragraph-rsid="000a0dbd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3b919" officeooo:paragraph-rsid="0003b919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af497" officeooo:paragraph-rsid="000af497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28d305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Calibri" fo:font-size="11pt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Calibri" fo:font-size="11pt" fo:font-weight="bold" style:font-weight-asian="bold" style:font-weight-complex="bold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Calibri" fo:font-size="11pt" officeooo:rsid="000da65a" officeooo:paragraph-rsid="000da65a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777777"/>
    </style:style>
    <style:style style:name="P20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777777" style:font-name="Monaco" fo:font-size="8.25pt"/>
    </style:style>
    <style:style style:name="P21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777777" style:font-name="Monaco" fo:font-size="8.25pt" officeooo:paragraph-rsid="000e8793"/>
    </style:style>
    <style:style style:name="P22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777777" style:text-line-through-style="solid" style:text-line-through-type="single" style:font-name="Monaco" fo:font-size="8.25pt"/>
    </style:style>
    <style:style style:name="P23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000000" style:font-name="Monaco" fo:font-size="8.25pt" officeooo:paragraph-rsid="000e8793"/>
    </style:style>
    <style:style style:name="P24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646464" style:font-name="Monaco1" fo:font-size="11pt" officeooo:rsid="000da65a" fo:background-color="#e8f2fe" style:font-size-asian="11pt"/>
    </style:style>
    <style:style style:name="P25" style:family="paragraph" style:parent-style-name="Text_20_body" style:list-style-name="L1">
      <style:text-properties officeooo:rsid="002ad01e" officeooo:paragraph-rsid="002ad01e"/>
    </style:style>
    <style:style style:name="P26" style:family="paragraph" style:parent-style-name="Text_20_body" style:list-style-name="L1">
      <style:text-properties officeooo:rsid="002cba83" officeooo:paragraph-rsid="002cba83"/>
    </style:style>
    <style:style style:name="P27" style:family="paragraph" style:parent-style-name="Text_20_body" style:list-style-name="L2">
      <style:text-properties officeooo:rsid="00339c1f" officeooo:paragraph-rsid="00339c1f"/>
    </style:style>
    <style:style style:name="P28" style:family="paragraph" style:parent-style-name="Text_20_body" style:list-style-name="L3">
      <style:text-properties officeooo:rsid="00339c1f" officeooo:paragraph-rsid="00339c1f"/>
    </style:style>
    <style:style style:name="T1" style:family="text">
      <style:text-properties fo:color="#000000"/>
    </style:style>
    <style:style style:name="T2" style:family="text">
      <style:text-properties fo:color="#3933ff"/>
    </style:style>
    <style:style style:name="T3" style:family="text">
      <style:text-properties style:font-name="Calibri" fo:font-size="11pt"/>
    </style:style>
    <style:style style:name="T4" style:family="text">
      <style:text-properties style:font-name="Calibri" fo:font-size="11pt" officeooo:rsid="000f7398"/>
    </style:style>
    <style:style style:name="T5" style:family="text">
      <style:text-properties officeooo:rsid="000d0087"/>
    </style:style>
    <style:style style:name="T6" style:family="text">
      <style:text-properties officeooo:rsid="000da65a"/>
    </style:style>
    <style:style style:name="T7" style:family="text">
      <style:text-properties fo:color="#800000"/>
    </style:style>
    <style:style style:name="T8" style:family="text">
      <style:text-properties officeooo:rsid="002fde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>/naturalProgrammer1/src/main/java</text:p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com.stevengiblin.spring.sample</text:p>
          </table:table-cell>
          <table:table-cell table:style-name="Table4.B1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6">NaturalProgrammer1Application.java</text:p>
          </table:table-cell>
          <table:table-cell table:style-name="Table4.B2" office:value-type="string">
            <text:p text:style-name="P16">App launcher</text:p>
            <text:p text:style-name="P16"/>
            <text:p text:style-name="P20">@SpringBootApplication</text:p>
            <text:p text:style-name="P19"/>
          </table:table-cell>
        </table:table-row>
        <table:table-row>
          <table:table-cell table:style-name="Table4.A3" office:value-type="string">
            <text:p text:style-name="P17">com.stevengiblin.spring.sample.core</text:p>
          </table:table-cell>
          <table:table-cell table:style-name="Table4.B3" office:value-type="string">
            <text:p text:style-name="P15"/>
          </table:table-cell>
        </table:table-row>
        <table:table-row>
          <table:table-cell table:style-name="Table4.A4" office:value-type="string">
            <text:p text:style-name="P16">MailController.java</text:p>
          </table:table-cell>
          <table:table-cell table:style-name="Table4.B4" office:value-type="string">
            <text:p text:style-name="P16">Mail endpoint</text:p>
            <text:p text:style-name="P16"/>
            <text:p text:style-name="P20">@RestController</text:p>
            <text:p text:style-name="P21">@RequestMapping<text:span text:style-name="T1">(</text:span><text:span text:style-name="T2">"/mail"</text:span><text:span text:style-name="T1">)</text:span></text:p>
            <text:p text:style-name="P23"/>
            <text:p text:style-name="P22">@Resource</text:p>
            <text:p text:style-name="P24"/>
            <text:p text:style-name="P1">@Autowired for constructor injection <text:span text:style-name="T6">using </text:span></text:p>
            <text:p text:style-name="P2">@Qualifier("<text:span text:style-name="T7">smtpMailSender</text:span>") <text:span text:style-name="T6">default camel</text:span></text:p>
          </table:table-cell>
        </table:table-row>
        <table:table-row>
          <table:table-cell table:style-name="Table4.A3" office:value-type="string">
            <text:p text:style-name="P17">com.stevengiblin.spring.sample.mail</text:p>
          </table:table-cell>
          <table:table-cell table:style-name="Table4.B3" office:value-type="string">
            <text:p text:style-name="P15"/>
          </table:table-cell>
        </table:table-row>
        <table:table-row>
          <table:table-cell table:style-name="Table4.A8" office:value-type="string">
            <text:p text:style-name="P16">MailSender.java</text:p>
          </table:table-cell>
          <table:table-cell table:style-name="Table4.B6" office:value-type="string">
            <text:p text:style-name="P16">Defines interface</text:p>
          </table:table-cell>
        </table:table-row>
        <table:table-row>
          <table:table-cell table:style-name="Table4.A8" office:value-type="string">
            <text:p text:style-name="P16"><text:span text:style-name="T5">M</text:span>ockMailSender.java</text:p>
          </table:table-cell>
          <table:table-cell table:style-name="Table4.B8" office:value-type="string">
            <text:p text:style-name="P16">Implementation as mock logger</text:p>
            <text:p text:style-name="P16"/>
            <text:p text:style-name="P20">@Component</text:p>
          </table:table-cell>
        </table:table-row>
        <table:table-row>
          <table:table-cell table:style-name="Table4.A8" office:value-type="string">
            <text:p text:style-name="P18">SmtpMailSender.java</text:p>
          </table:table-cell>
          <table:table-cell table:style-name="Table4.B8" office:value-type="string">
            <text:p text:style-name="P18">@Component</text:p>
          </table:table-cell>
        </table:table-row>
      </table:table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efine beans:</text:p>
            <text:p text:style-name="P10">@Component</text:p>
            <text:p text:style-name="P12">@RestController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@Autowire</text:p>
            <text:p text:style-name="P11"><text:soft-page-break/></text:p>
          </table:table-cell>
          <table:table-cell table:style-name="Table1.B2" office:value-type="string">
            <text:p text:style-name="P11">- works with setter methods and constructors</text:p>
            <text:p text:style-name="P11"><text:soft-page-break/>- can replace use of @resource annotation</text:p>
            <text:p text:style-name="Table_20_Contents"/>
            <text:p text:style-name="P11">@Qualifier annotation for args, say to an @Autowired constructor</text:p>
            <text:p text:style-name="P11"/>
            <text:p text:style-name="P13"><text:span text:style-name="T3">default qualifier is camelcase of the classname, </text:span><text:span text:style-name="T4">though for interface not that useful, so use name arg.</text:span></text:p>
          </table:table-cell>
        </table:table-row>
        <table:table-row>
          <table:table-cell table:style-name="Table1.A2" office:value-type="string">
            <text:p text:style-name="P10">Define injection point:</text:p>
            <text:p text:style-name="P10">@Resource</text:p>
          </table:table-cell>
          <table:table-cell table:style-name="Table1.B2" office:value-type="string">
            <text:p text:style-name="P11"/>
          </table:table-cell>
        </table:table-row>
      </table:table>
      <text:p text:style-name="P10"/>
      <text:p text:style-name="P14"/>
      <text:h text:style-name="Heading_20_1" text:outline-level="1">Use Cases / Features</text:h>
      <text:p text:style-name="P3">Really it is the http endpoints, and related services</text:p>
      <text:p text:style-name="P3">http endpoints:</text:p>
      <text:p text:style-name="P3">root</text:p>
      <text:list xml:id="list5474541287092087678" text:style-name="L1">
        <text:list-item>
          <text:p text:style-name="P25">/mail</text:p>
        </text:list-item>
        <text:list-item>
          <text:p text:style-name="P25">/signup (get &amp; post)</text:p>
        </text:list-item>
        <text:list-item>
          <text:p text:style-name="P25">/forgot-password (get &amp; post)</text:p>
        </text:list-item>
        <text:list-item>
          <text:p text:style-name="P25">/reset-password (get &amp; post)</text:p>
        </text:list-item>
      </text:list>
      <text:p text:style-name="P3">user</text:p>
      <text:list xml:id="list90839161456780" text:continue-numbering="true" text:style-name="L1">
        <text:list-item>
          <text:p text:style-name="P25">/user/verify</text:p>
        </text:list-item>
        <text:list-item>
          <text:p text:style-name="P25">/user/resend-verification-email</text:p>
        </text:list-item>
        <text:list-item>
          <text:p text:style-name="P25">/user/edit (get &amp; post)</text:p>
        </text:list-item>
      </text:list>
      <text:p text:style-name="P7"/>
      <text:p text:style-name="P7"><text:soft-page-break/>TaleemDB</text:p>
      <text:list xml:id="list90839152904223" text:continue-numbering="true" text:style-name="L1">
        <text:list-item>
          <text:p text:style-name="P26">create piece <text:span text:style-name="T8">(/createPiece)</text:span></text:p>
        </text:list-item>
      </text:list>
      <text:list xml:id="list4690895346160113556" text:style-name="L2">
        <text:list-item>
          <text:list>
            <text:list-item>
              <text:p text:style-name="P27">get method is the initial page containing form to create new piece</text:p>
            </text:list-item>
            <text:list-item>
              <text:p text:style-name="P27">post method is the “new piece” form submission link. Then redirect to the /listCompositions page</text:p>
            </text:list-item>
            <text:list-item>
              <text:p text:style-name="P27">ability to upload audio and video from any device will be very useful, as other means of connectivity are complicated.</text:p>
            </text:list-item>
          </text:list>
        </text:list-item>
      </text:list>
      <text:list xml:id="list90840564888550" text:continue-list="list90839152904223" text:style-name="L1">
        <text:list-item>
          <text:p text:style-name="P26">create composition within piece <text:span text:style-name="T8">(/createComposition)</text:span></text:p>
        </text:list-item>
      </text:list>
      <text:list xml:id="list1317969488750525454" text:style-name="L3">
        <text:list-item>
          <text:list>
            <text:list-item>
              <text:p text:style-name="P28">get = “new composition” form</text:p>
            </text:list-item>
            <text:list-item>
              <text:p text:style-name="P28">post = submit new composition. Save it to the database, then redirect to the /listPieces page</text:p>
            </text:list-item>
          </text:list>
        </text:list-item>
      </text:list>
      <text:list xml:id="list90840728646388" text:continue-list="list90840564888550" text:style-name="L1">
        <text:list-item>
          <text:p text:style-name="P26">list piece compositions <text:span text:style-name="T8">(/listCompositions?piece_num=1)</text:span></text:p>
        </text:list-item>
        <text:list-item>
          <text:p text:style-name="P26">list <text:span text:style-name="T8">pieces</text:span> <text:span text:style-name="T8">(/listPieces)</text:span></text:p>
        </text:list-item>
        <text:list-item>
          <text:p text:style-name="P26">sign out</text:p>
        </text:list-item>
      </text:list>
      <text:p text:style-name="P5"/>
      <text:p text:style-name="P8">workflow for adding features</text:p>
      <text:p text:style-name="P6">1. create entity</text:p>
      <text:p text:style-name="P6">2. create http endpoint – restController or controller</text:p>
      <text:p text:style-name="P6">3. <text:s/><text:span text:style-name="T8">invoke service layer from controoler, which should add or retrieve the data to the repository</text:span></text:p>
      <text:p text:style-name="P7">4. create a jsp file for the controller to return</text:p>
      <text:p text:style-name="P4"/>
      <text:p text:style-name="P9">Taleem endpoints: <text:s/><text:span text:style-name="T8">createPiece, <text:s/>createComposition, <text:s/>listCompositions, <text:s/>listPieces</text:span></text:p>
      <text:p text:style-name="P9"/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Monaco" svg:font-family="Monaco"/>
    <style:font-face style:name="Liberation Serif" svg:font-family="'Liberation Serif'" style:font-family-generic="roman" style:font-pitch="variable"/>
    <style:font-face style:name="Monaco1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00:32:57.880815000</meta:creation-date>
    <dc:date>2015-11-17T09:08:38.801870000</dc:date>
    <meta:editing-duration>PT2H46M4S</meta:editing-duration>
    <meta:editing-cycles>34</meta:editing-cycles>
    <meta:generator>LibreOffice/5.0.0.5$MacOSX_X86_64 LibreOffice_project/1b1a90865e348b492231e1c451437d7a15bb262b</meta:generator>
    <meta:document-statistic meta:table-count="2" meta:image-count="0" meta:object-count="0" meta:page-count="4" meta:paragraph-count="60" meta:word-count="267" meta:character-count="1994" meta:non-whitespace-character-count="1797"/>
  </office:meta>
</office:document-meta>
</file>